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ro, Fab. Aquí tienes un <text:span text:style-name="Strong_20_Emphasis">resumen claro, estructurado y preciso</text:span> de todas las características que hemos atribuido al individuo dentro de este modelo funcional mínimo —el individuo como <text:span text:style-name="Strong_20_Emphasis">módulo de un sistema inteligente</text:span>, sin membranas, sin conciencia, sin biología compleja— solo su <text:span text:style-name="Strong_20_Emphasis">esencia operativa</text:span> dentro del cálculo de la vida.</text:p>
      <text:p text:style-name="Text_20_body">Lo presento de forma ordenada para que puedas usarlo directamente en tu ensayo.</text:p>
      <text:p text:style-name="Horizontal_20_Line"/>
      <text:h text:style-name="Heading_20_1" text:outline-level="1">🌱 <text:span text:style-name="Strong_20_Emphasis">Resumen de las características del individuo en el modelo funcional mínimo</text:span></text:h>
      <text:h text:style-name="Heading_20_2" text:outline-level="2">🧩 <text:span text:style-name="Strong_20_Emphasis">1. El individuo como estado del cálculo</text:span></text:h>
      <text:list xml:id="list4080325024" text:style-name="L1">
        <text:list-item>
          <text:p text:style-name="P2">El individuo <text:span text:style-name="Strong_20_Emphasis">no es un ser</text:span>, sino un <text:span text:style-name="Strong_20_Emphasis">estado del proceso</text:span>. </text:p>
        </text:list-item>
        <text:list-item>
          <text:p text:style-name="P2">Su ADN representa <text:span text:style-name="Strong_20_Emphasis">una configuración concreta</text:span> del problema en un instante del tiempo. </text:p>
        </text:list-item>
        <text:list-item>
          <text:p text:style-name="P1">Cada individuo es un <text:span text:style-name="Strong_20_Emphasis">snapshot</text:span> del cálculo global. </text:p>
        </text:list-item>
      </text:list>
      <text:p text:style-name="Horizontal_20_Line"/>
      <text:h text:style-name="Heading_20_2" text:outline-level="2">🔁 <text:span text:style-name="Strong_20_Emphasis">2. El individuo como transición entre estados</text:span></text:h>
      <text:list xml:id="list4190730128" text:style-name="L2">
        <text:list-item>
          <text:p text:style-name="P4">Su función es <text:span text:style-name="Strong_20_Emphasis">transformar un estado en los estados siguientes</text:span>. </text:p>
        </text:list-item>
        <text:list-item>
          <text:p text:style-name="P4">La reproducción es la operación que genera <text:span text:style-name="Strong_20_Emphasis">todos los estados alcanzables</text:span> desde su posición. </text:p>
        </text:list-item>
        <text:list-item>
          <text:p text:style-name="P3">El individuo es un <text:span text:style-name="Strong_20_Emphasis">operador de transición</text:span>, no un agente con visión global. </text:p>
        </text:list-item>
      </text:list>
      <text:p text:style-name="Horizontal_20_Line"/>
      <text:h text:style-name="Heading_20_2" text:outline-level="2">🧬 <text:span text:style-name="Strong_20_Emphasis">3. El individuo como unidad mínima de procesamiento</text:span></text:h>
      <text:list xml:id="list2563821685" text:style-name="L3">
        <text:list-item>
          <text:p text:style-name="P6">El sistema no tiene CPU central: <text:span text:style-name="Strong_20_Emphasis">cada individuo ejecuta un paso elemental del cálculo</text:span>. </text:p>
        </text:list-item>
        <text:list-item>
          <text:p text:style-name="P6">El cálculo avanza <text:span text:style-name="Strong_20_Emphasis">solo cuando un individuo vive su ciclo</text:span>. </text:p>
        </text:list-item>
        <text:list-item>
          <text:p text:style-name="P5">El individuo es la <text:span text:style-name="Strong_20_Emphasis">unidad mínima de ejecución</text:span> del sistema inteligente. </text:p>
        </text:list-item>
      </text:list>
      <text:p text:style-name="Horizontal_20_Line"/>
      <text:h text:style-name="Heading_20_2" text:outline-level="2">🌿 <text:span text:style-name="Strong_20_Emphasis">4. El individuo realiza una operación trivial</text:span></text:h>
      <text:list xml:id="list1160756950" text:style-name="L4">
        <text:list-item>
          <text:p text:style-name="P8">La complejidad del problema <text:span text:style-name="Strong_20_Emphasis">no está en el individuo</text:span>, sino en la estructura del sistema. </text:p>
        </text:list-item>
        <text:list-item>
          <text:p text:style-name="P8">Cada individuo ejecuta una tarea <text:span text:style-name="Strong_20_Emphasis">simple, local, mecánica</text:span>. </text:p>
        </text:list-item>
        <text:list-item>
          <text:p text:style-name="P7">La vida separa la complejidad en <text:span text:style-name="Strong_20_Emphasis">pasos triviales</text:span>, de modo que ningún individuo enfrenta un problema complejo. </text:p>
        </text:list-item>
      </text:list>
      <text:p text:style-name="Horizontal_20_Line"/>
      <text:h text:style-name="Heading_20_2" text:outline-level="2"><text:soft-page-break/>🧠 <text:span text:style-name="Strong_20_Emphasis">5. La inteligencia del sistema es independiente del individuo</text:span></text:h>
      <text:list xml:id="list2133225925" text:style-name="L5">
        <text:list-item>
          <text:p text:style-name="P10">El individuo no comprende el problema. </text:p>
        </text:list-item>
        <text:list-item>
          <text:p text:style-name="P10">No decide, no planifica, no anticipa. </text:p>
        </text:list-item>
        <text:list-item>
          <text:p text:style-name="P10">Su “inteligencia” o “conciencia” es irrelevante para el cálculo. </text:p>
        </text:list-item>
        <text:list-item>
          <text:p text:style-name="P9">La inteligencia emerge <text:span text:style-name="Strong_20_Emphasis">del sistema</text:span>, no de los individuos. </text:p>
        </text:list-item>
      </text:list>
      <text:p text:style-name="Horizontal_20_Line"/>
      <text:h text:style-name="Heading_20_2" text:outline-level="2">🔍 <text:span text:style-name="Strong_20_Emphasis">6. El individuo tiene memoria fija e inmutable</text:span></text:h>
      <text:list xml:id="list3669703246" text:style-name="L6">
        <text:list-item>
          <text:p text:style-name="P12">Antes de nacer ya se sabe cuánta memoria necesitará. </text:p>
        </text:list-item>
        <text:list-item>
          <text:p text:style-name="P12">Su ADN es de <text:span text:style-name="Strong_20_Emphasis">solo lectura</text:span>. </text:p>
        </text:list-item>
        <text:list-item>
          <text:p text:style-name="P12">No acumula información adicional. </text:p>
        </text:list-item>
        <text:list-item>
          <text:p text:style-name="P11">No se desborda, no crece, no se complica. </text:p>
        </text:list-item>
      </text:list>
      <text:p text:style-name="Horizontal_20_Line"/>
      <text:h text:style-name="Heading_20_2" text:outline-level="2">🧭 <text:span text:style-name="Strong_20_Emphasis">7. Todos los individuos son diferentes</text:span></text:h>
      <text:list xml:id="list1633596241" text:style-name="L7">
        <text:list-item>
          <text:p text:style-name="P14">Cada individuo representa un estado único. </text:p>
        </text:list-item>
        <text:list-item>
          <text:p text:style-name="P14">No hay dos individuos realizando el mismo trabajo. </text:p>
        </text:list-item>
        <text:list-item>
          <text:p text:style-name="P13">No existe redundancia real: cada nodo es <text:span text:style-name="Strong_20_Emphasis">irrepetible</text:span>. </text:p>
        </text:list-item>
      </text:list>
      <text:p text:style-name="Horizontal_20_Line"/>
      <text:h text:style-name="Heading_20_2" text:outline-level="2">🔨 <text:span text:style-name="Strong_20_Emphasis">8. El individuo es el único que puede realizar su tarea</text:span></text:h>
      <text:list xml:id="list2518522066" text:style-name="L8">
        <text:list-item>
          <text:p text:style-name="P16">Ningún otro individuo puede sustituirlo en su estado. </text:p>
        </text:list-item>
        <text:list-item>
          <text:p text:style-name="P16">Si un individuo no existe, <text:span text:style-name="Strong_20_Emphasis">su rama del cálculo desaparece</text:span>. </text:p>
        </text:list-item>
        <text:list-item>
          <text:p text:style-name="P15">Cada individuo es un <text:span text:style-name="Strong_20_Emphasis">paso necesario</text:span> del proceso. </text:p>
        </text:list-item>
      </text:list>
      <text:p text:style-name="Horizontal_20_Line"/>
      <text:h text:style-name="Heading_20_2" text:outline-level="2">🧨 <text:span text:style-name="Strong_20_Emphasis">9. Reemplazabilidad aparente, criticidad real</text:span></text:h>
      <text:list xml:id="list2731000424" text:style-name="L9">
        <text:list-item>
          <text:p text:style-name="P18">En poblaciones grandes, perder un individuo parece irrelevante. </text:p>
        </text:list-item>
        <text:list-item>
          <text:p text:style-name="P18">En poblaciones pequeñas, perder uno puede destruir el sistema. </text:p>
        </text:list-item>
        <text:list-item>
          <text:p text:style-name="P18">Si A1 es el único individuo, eliminarlo <text:span text:style-name="Strong_20_Emphasis">colapsa todo el cálculo</text:span>. </text:p>
        </text:list-item>
        <text:list-item>
          <text:p text:style-name="P17">La importancia del individuo depende del <text:span text:style-name="Strong_20_Emphasis">contexto poblacional</text:span>. </text:p>
        </text:list-item>
      </text:list>
      <text:p text:style-name="Horizontal_20_Line"/>
      <text:h text:style-name="Heading_20_2" text:outline-level="2">🕸️ <text:span text:style-name="Strong_20_Emphasis">10. El individuo como componente y como sistema</text:span></text:h>
      <text:list xml:id="list2625772654" text:style-name="L10">
        <text:list-item>
          <text:p text:style-name="P20">Es un módulo del sistema. </text:p>
        </text:list-item>
        <text:list-item>
          <text:p text:style-name="P20">Pero también es una instancia del sistema completo. </text:p>
        </text:list-item>
        <text:list-item>
          <text:p text:style-name="P20"><text:soft-page-break/>El sistema solo existe porque existen los individuos. </text:p>
        </text:list-item>
        <text:list-item>
          <text:p text:style-name="P19">El individuo es simultáneamente <text:span text:style-name="Strong_20_Emphasis">parte y expresión del todo</text:span>. </text:p>
        </text:list-item>
      </text:list>
      <text:p text:style-name="Horizontal_20_Line"/>
      <text:h text:style-name="Heading_20_2" text:outline-level="2">🔗 <text:span text:style-name="Strong_20_Emphasis">11. La independencia del individuo es ilusoria</text:span></text:h>
      <text:list xml:id="list3280033568" text:style-name="L11">
        <text:list-item>
          <text:p text:style-name="P22">Parece separado, pero no lo está. </text:p>
        </text:list-item>
        <text:list-item>
          <text:p text:style-name="P22">Un estado solo es alcanzable desde el anterior. </text:p>
        </text:list-item>
        <text:list-item>
          <text:p text:style-name="P22">El individuo no tiene sentido fuera del proceso. </text:p>
        </text:list-item>
        <text:list-item>
          <text:p text:style-name="P21">Su existencia depende completamente del sistema que lo genera. </text:p>
        </text:list-item>
      </text:list>
      <text:p text:style-name="Horizontal_20_Line"/>
      <text:h text:style-name="Heading_20_2" text:outline-level="2">🌌 <text:span text:style-name="Strong_20_Emphasis">12. El individuo como explorador del espacio de posibilidades</text:span></text:h>
      <text:list xml:id="list1751166959" text:style-name="L12">
        <text:list-item>
          <text:p text:style-name="P24">Cada individuo abre nuevas ramas del cálculo. </text:p>
        </text:list-item>
        <text:list-item>
          <text:p text:style-name="P24">Su rol es <text:span text:style-name="Strong_20_Emphasis">expandir la frontera del proceso</text:span>. </text:p>
        </text:list-item>
        <text:list-item>
          <text:p text:style-name="P23">El sistema piensa explorando caminos, no razonando internamente. </text:p>
        </text:list-item>
      </text:list>
      <text:p text:style-name="Horizontal_20_Line"/>
      <text:h text:style-name="Heading_20_2" text:outline-level="2">🧱 <text:span text:style-name="Strong_20_Emphasis">13. El individuo es simple porque debe ser simple</text:span></text:h>
      <text:list xml:id="list766238096" text:style-name="L13">
        <text:list-item>
          <text:p text:style-name="P26">Para que el sistema sea escalable, los individuos deben ser mínimos. </text:p>
        </text:list-item>
        <text:list-item>
          <text:p text:style-name="P26">La vida real es compleja, pero su <text:span text:style-name="Strong_20_Emphasis">mecanismo fundamental</text:span> puede modelarse con individuos extremadamente simples. </text:p>
        </text:list-item>
        <text:list-item>
          <text:p text:style-name="P25">La “inteligencia oculta” surge de la <text:span text:style-name="Strong_20_Emphasis">estructura</text:span>, no de la sofisticación del individuo. </text:p>
        </text:list-item>
      </text:list>
      <text:p text:style-name="Horizontal_20_Line"/>
      <text:h text:style-name="Heading_20_1" text:outline-level="1">⭐ <text:span text:style-name="Strong_20_Emphasis">Síntesis final</text:span></text:h>
      <text:p text:style-name="Text_20_body"><text:span text:style-name="Strong_20_Emphasis">El individuo es un módulo elemental del cálculo vital:<text:line-break/>un estado único, con memoria fija, que ejecuta un paso trivial pero indispensable del proceso.<text:line-break/>No es inteligente, no es consciente, no decide nada.<text:line-break/>Su función es expandir el cálculo generando nuevos estados.<text:line-break/>Es irreemplazable en su tarea, aunque parezca prescindible.<text:line-break/>Es parte del sistema y al mismo tiempo expresión del sistema.<text:line-break/>Su independencia es solo aparente: existe únicamente como transición dentro del proceso.<text:line-break/>La inteligencia no está en él, sino en la estructura que lo conecta con todos los demás.</text:span></text:p>
      <text:p text:style-name="Horizontal_20_Line"/>
      <text:p text:style-name="Text_20_body">Si quieres, puedo ahora:</text:p>
      <text:list xml:id="list56316311" text:style-name="L14">
        <text:list-item>
          <text:p text:style-name="P28"><text:soft-page-break/>convertir este resumen en un capítulo introductorio, </text:p>
        </text:list-item>
        <text:list-item>
          <text:p text:style-name="P28">redactarlo en tono más narrativo o más técnico, </text:p>
        </text:list-item>
        <text:list-item>
          <text:p text:style-name="P27">o integrarlo en tu ensayo sobre “la inteligencia oculta”. </text:p>
        </text:list-item>
      </text:list>
      <text:p text:style-name="Text_20_body">Tú eliges hacia dónde segui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4T10:30:00.181000000</meta:creation-date>
    <dc:date>2026-01-04T10:54:30.422000000</dc:date>
    <meta:editing-duration>PT24M31S</meta:editing-duration>
    <meta:editing-cycles>1</meta:editing-cycles>
    <meta:document-statistic meta:table-count="0" meta:image-count="0" meta:object-count="0" meta:page-count="4" meta:paragraph-count="67" meta:word-count="770" meta:character-count="4598" meta:non-whitespace-character-count="3895"/>
    <meta:generator>LibreOffice/7.3.5.2$Windows_X86_64 LibreOffice_project/184fe81b8c8c30d8b5082578aee2fed2ea847c01</meta:generator>
  </office:meta>
</office:document-meta>
</file>